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2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12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5f1c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9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0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323e2" officeooo:paragraph-rsid="004323e2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35" style:family="paragraph" style:parent-style-name="Table_20_Contents">
      <style:text-properties fo:color="#000080" style:font-name="Arial" fo:font-size="11pt" style:font-size-asian="11pt" style:font-size-complex="11pt"/>
    </style:style>
    <style:style style:name="P36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37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38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39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40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41" style:family="paragraph" style:parent-style-name="Table_20_Contents">
      <style:text-properties fo:color="#000080" style:font-name="Arial" fo:font-size="11pt" officeooo:paragraph-rsid="003c465f" style:font-size-asian="11pt" style:font-size-complex="11pt"/>
    </style:style>
    <style:style style:name="P4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c810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e2c0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e2c0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6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ea1b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ea1b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e2c0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9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ea1b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e2c0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e2c0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e2c0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4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50049a"/>
    </style:style>
    <style:style style:name="P55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0049a" style:font-size-asian="11pt" style:font-size-complex="11pt"/>
    </style:style>
    <style:style style:name="P56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57" style:family="paragraph" style:parent-style-name="Table_20_Contents">
      <style:text-properties fo:color="#000080" style:font-name="Arial" fo:font-size="11pt" officeooo:paragraph-rsid="004e2c04" style:font-size-asian="11pt" style:font-size-complex="11pt"/>
    </style:style>
    <style:style style:name="P58" style:family="paragraph" style:parent-style-name="Table_20_Contents">
      <style:text-properties fo:color="#000080" style:font-name="Arial" fo:font-size="11pt" officeooo:paragraph-rsid="004ea1bd" style:font-size-asian="11pt" style:font-size-complex="11pt"/>
    </style:style>
    <style:style style:name="P59" style:family="paragraph" style:parent-style-name="Table_20_Contents">
      <style:text-properties fo:color="#000080" style:font-name="Arial" fo:font-size="11pt" officeooo:paragraph-rsid="0050049a" style:font-size-asian="11pt" style:font-size-complex="11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0049a" style:font-size-asian="11pt" style:font-size-complex="11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c8103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f1ca" style:font-weight-asian="bold" style:font-weight-complex="bold"/>
    </style:style>
    <style:style style:name="T9" style:family="text">
      <style:text-properties fo:font-weight="bold" officeooo:rsid="002d07dc" style:font-weight-asian="bold" style:font-weight-complex="bold"/>
    </style:style>
    <style:style style:name="T10" style:family="text">
      <style:text-properties fo:font-weight="bold" officeooo:rsid="0027c95e" style:font-weight-asian="bold" style:font-weight-complex="bold"/>
    </style:style>
    <style:style style:name="T11" style:family="text">
      <style:text-properties fo:font-weight="bold" officeooo:rsid="00321695" style:font-weight-asian="bold" style:font-weight-complex="bold"/>
    </style:style>
    <style:style style:name="T12" style:family="text">
      <style:text-properties fo:font-weight="bold" officeooo:rsid="004c8103" style:font-weight-asian="bold" style:font-weight-complex="bold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0000" fo:font-weight="bold" officeooo:rsid="00307399" style:font-weight-asian="bold" style:font-weight-complex="bold"/>
    </style:style>
    <style:style style:name="T15" style:family="text">
      <style:text-properties fo:color="#800000" fo:font-weight="bold" officeooo:rsid="00321695" style:font-weight-asian="bold" style:font-weight-complex="bold"/>
    </style:style>
    <style:style style:name="T16" style:family="text">
      <style:text-properties fo:color="#800000" fo:font-weight="bold" officeooo:rsid="00319152" style:font-weight-asian="bold" style:font-weight-complex="bold"/>
    </style:style>
    <style:style style:name="T17" style:family="text">
      <style:text-properties fo:color="#800000" style:font-name="Ubuntu Mono" fo:font-weight="bold" style:font-weight-asian="bold" style:font-weight-complex="bold"/>
    </style:style>
    <style:style style:name="T18" style:family="text">
      <style:text-properties fo:color="#800000" officeooo:rsid="00307399"/>
    </style:style>
    <style:style style:name="T19" style:family="text">
      <style:text-properties fo:color="#800000" officeooo:rsid="004c8103"/>
    </style:style>
    <style:style style:name="T20" style:family="text">
      <style:text-properties fo:color="#800000" style:font-name="Arial" fo:font-weight="bold" officeooo:rsid="00319152" style:font-weight-asian="bold" style:font-weight-complex="bold"/>
    </style:style>
    <style:style style:name="T21" style:family="text">
      <style:text-properties style:use-window-font-color="true" style:font-name="Arial" fo:font-size="11pt" fo:language="es" fo:country="ES" fo:font-style="normal" style:text-underline-style="none" fo:font-weight="normal" officeooo:rsid="0031915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2" style:family="text">
      <style:text-properties style:use-window-font-color="true" style:font-name="Ubuntu Mono" fo:font-size="11pt" fo:language="es" fo:country="ES" fo:font-style="normal" style:text-underline-style="none" fo:font-weight="normal" officeooo:rsid="004e2c0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3" style:family="text">
      <style:text-properties officeooo:rsid="00202652"/>
    </style:style>
    <style:style style:name="T24" style:family="text">
      <style:text-properties style:font-name="Arial"/>
    </style:style>
    <style:style style:name="T25" style:family="text">
      <style:text-properties style:font-name="Arial" officeooo:rsid="003145e6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officeooo:rsid="00319152"/>
    </style:style>
    <style:style style:name="T28" style:family="text">
      <style:text-properties officeooo:rsid="0025f1ca"/>
    </style:style>
    <style:style style:name="T29" style:family="text">
      <style:text-properties style:font-name="Ubuntu Mono" fo:font-weight="bold" style:font-weight-asian="bold" style:font-weight-complex="bold"/>
    </style:style>
    <style:style style:name="T30" style:family="text">
      <style:text-properties style:font-name="Ubuntu Mono" fo:font-weight="bold" officeooo:rsid="00307399" style:font-weight-asian="bold" style:font-weight-complex="bold"/>
    </style:style>
    <style:style style:name="T31" style:family="text">
      <style:text-properties style:font-name="Ubuntu Mono" fo:font-weight="bold" officeooo:rsid="003c382b" style:font-weight-asian="bold" style:font-weight-complex="bold"/>
    </style:style>
    <style:style style:name="T32" style:family="text">
      <style:text-properties style:font-name="Ubuntu Mono" fo:font-weight="bold" officeooo:rsid="003c465f" style:font-weight-asian="bold" style:font-weight-complex="bold"/>
    </style:style>
    <style:style style:name="T33" style:family="text">
      <style:text-properties style:font-name="Ubuntu Mono" fo:font-weight="bold" officeooo:rsid="00327754" style:font-weight-asian="bold" style:font-weight-complex="bold"/>
    </style:style>
    <style:style style:name="T34" style:family="text">
      <style:text-properties style:font-name="Ubuntu Mono" fo:font-weight="bold" officeooo:rsid="004c8103" style:font-weight-asian="bold" style:font-weight-complex="bold"/>
    </style:style>
    <style:style style:name="T35" style:family="text">
      <style:text-properties style:font-name="Ubuntu Mono" officeooo:rsid="002d07dc"/>
    </style:style>
    <style:style style:name="T36" style:family="text">
      <style:text-properties officeooo:rsid="002b14a9"/>
    </style:style>
    <style:style style:name="T37" style:family="text">
      <style:text-properties officeooo:rsid="002d07dc"/>
    </style:style>
    <style:style style:name="T38" style:family="text">
      <style:text-properties officeooo:rsid="00307399"/>
    </style:style>
    <style:style style:name="T39" style:family="text">
      <style:text-properties officeooo:rsid="00321695"/>
    </style:style>
    <style:style style:name="T40" style:family="text">
      <style:text-properties officeooo:rsid="00327754"/>
    </style:style>
    <style:style style:name="T41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7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48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49" style:family="text">
      <style:text-properties fo:font-variant="normal" fo:text-transform="none" fo:color="#281f18" fo:letter-spacing="normal" fo:font-style="normal" fo:font-weight="normal" officeooo:rsid="0050049a" style:font-weight-asian="normal" style:font-weight-complex="normal"/>
    </style:style>
    <style:style style:name="T50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51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52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53" style:family="text">
      <style:text-properties fo:font-variant="normal" fo:text-transform="none" fo:color="#281f18" fo:letter-spacing="normal" fo:font-style="normal" fo:font-weight="bold" officeooo:rsid="003fd69d" style:font-weight-asian="bold" style:font-weight-complex="bold"/>
    </style:style>
    <style:style style:name="T54" style:family="text">
      <style:text-properties fo:font-variant="normal" fo:text-transform="none" fo:color="#281f18" fo:letter-spacing="normal" fo:font-style="normal" fo:font-weight="bold" officeooo:rsid="0050049a" style:font-weight-asian="bold" style:font-weight-complex="bold"/>
    </style:style>
    <style:style style:name="T55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56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57" style:family="text">
      <style:text-properties fo:font-variant="normal" fo:text-transform="none" fo:color="#281f18" style:font-name="Ubuntu Mono" fo:letter-spacing="normal" fo:font-style="normal" fo:font-weight="bold" officeooo:rsid="0045a412" style:font-weight-asian="bold" style:font-weight-complex="bold"/>
    </style:style>
    <style:style style:name="T58" style:family="text">
      <style:text-properties fo:font-variant="normal" fo:text-transform="none" fo:color="#281f18" style:font-name="Ubuntu Mono" fo:letter-spacing="normal" fo:font-style="normal" fo:font-weight="bold" officeooo:rsid="0050049a" style:font-weight-asian="bold" style:font-weight-complex="bold"/>
    </style:style>
    <style:style style:name="T59" style:family="text">
      <style:text-properties fo:font-variant="normal" fo:text-transform="none" fo:color="#281f18" style:font-name="Ubuntu Mono" fo:letter-spacing="normal" fo:font-style="normal" fo:font-weight="bold" officeooo:rsid="0033e50a" style:font-weight-asian="bold" style:font-weight-complex="bold"/>
    </style:style>
    <style:style style:name="T60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61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62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63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64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65" style:family="text">
      <style:text-properties fo:font-variant="normal" fo:text-transform="none" fo:color="#281f18" style:font-name="Ubuntu Mono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66" style:family="text">
      <style:text-properties fo:font-variant="normal" fo:text-transform="none" fo:color="#281f18" style:font-name="Ubuntu Mono" fo:font-size="11pt" fo:letter-spacing="normal" fo:font-style="normal" fo:font-weight="bold" officeooo:rsid="003d49da" style:font-size-asian="11pt" style:font-weight-asian="bold" style:font-size-complex="11pt" style:font-weight-complex="bold"/>
    </style:style>
    <style:style style:name="T67" style:family="text">
      <style:text-properties fo:font-variant="normal" fo:text-transform="none" fo:color="#281f18" style:font-name="Ubuntu Mono" fo:font-size="11pt" fo:letter-spacing="normal" fo:font-style="normal" fo:font-weight="bold" officeooo:rsid="0045a412" style:font-size-asian="11pt" style:font-weight-asian="bold" style:font-size-complex="11pt" style:font-weight-complex="bold"/>
    </style:style>
    <style:style style:name="T68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72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74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75" style:family="text">
      <style:text-properties fo:font-variant="normal" fo:text-transform="none" fo:color="#281f18" style:font-name="Arial" fo:font-size="11pt" fo:letter-spacing="normal" fo:font-style="normal" fo:font-weight="normal" officeooo:rsid="00980b55" style:font-size-asian="11pt" style:font-weight-asian="normal" style:font-size-complex="11pt" style:font-weight-complex="normal"/>
    </style:style>
    <style:style style:name="T76" style:family="text">
      <style:text-properties fo:font-variant="normal" fo:text-transform="none" fo:color="#281f18" style:font-name="Arial" fo:font-size="11pt" fo:letter-spacing="normal" fo:font-style="normal" fo:font-weight="normal" officeooo:rsid="0050049a" style:font-size-asian="11pt" style:font-weight-asian="normal" style:font-size-complex="11pt" style:font-weight-complex="normal"/>
    </style:style>
    <style:style style:name="T77" style:family="text">
      <style:text-properties fo:font-variant="normal" fo:text-transform="none" fo:color="#281f18" style:font-name="Arial" fo:font-size="11pt" fo:letter-spacing="normal" fo:font-style="normal" fo:font-weight="normal" officeooo:rsid="00200013" style:font-size-asian="11pt" style:font-weight-asian="normal" style:font-size-complex="11pt" style:font-weight-complex="normal"/>
    </style:style>
    <style:style style:name="T78" style:family="text">
      <style:text-properties fo:font-variant="normal" fo:text-transform="none" fo:color="#281f18" style:font-name="Arial" fo:font-size="11pt" fo:letter-spacing="normal" fo:font-style="normal" fo:font-weight="normal" officeooo:rsid="0047900e" style:font-size-asian="11pt" style:font-weight-asian="normal" style:font-size-complex="11pt" style:font-weight-complex="normal"/>
    </style:style>
    <style:style style:name="T79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80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81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82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83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84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85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86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87" style:family="text">
      <style:text-properties fo:font-variant="normal" fo:text-transform="none" fo:color="#800000" fo:letter-spacing="normal" fo:font-style="normal" fo:font-weight="bold" officeooo:rsid="0050049a" style:font-weight-asian="bold" style:font-weight-complex="bold"/>
    </style:style>
    <style:style style:name="T88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89" style:family="text">
      <style:text-properties fo:font-variant="normal" fo:text-transform="none" fo:color="#800000" fo:letter-spacing="normal" fo:font-style="normal" fo:font-weight="normal" officeooo:rsid="0050049a" style:font-weight-asian="normal" style:font-weight-complex="normal"/>
    </style:style>
    <style:style style:name="T90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91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92" style:family="text">
      <style:text-properties fo:font-variant="normal" fo:text-transform="none" fo:color="#800000" style:font-name="Arial" fo:font-size="11pt" fo:letter-spacing="normal" fo:font-style="normal" fo:font-weight="bold" officeooo:rsid="001d500c" style:font-size-asian="11pt" style:font-weight-asian="bold" style:font-size-complex="11pt" style:font-weight-complex="bold"/>
    </style:style>
    <style:style style:name="T93" style:family="text">
      <style:text-properties fo:font-variant="normal" fo:text-transform="none" fo:color="#800000" style:font-name="Arial" fo:font-size="11pt" fo:letter-spacing="normal" fo:font-style="normal" fo:font-weight="bold" officeooo:rsid="00200013" style:font-size-asian="11pt" style:font-weight-asian="bold" style:font-size-complex="11pt" style:font-weight-complex="bold"/>
    </style:style>
    <style:style style:name="T94" style:family="text">
      <style:text-properties fo:font-variant="normal" fo:text-transform="none" fo:color="#800000" style:font-name="Arial" fo:font-size="11pt" fo:letter-spacing="normal" fo:font-style="normal" fo:font-weight="bold" officeooo:rsid="0047900e" style:font-size-asian="11pt" style:font-weight-asian="bold" style:font-size-complex="11pt" style:font-weight-complex="bold"/>
    </style:style>
    <style:style style:name="T95" style:family="text">
      <style:text-properties fo:font-variant="normal" fo:text-transform="none" fo:color="#800000" style:font-name="Arial" fo:font-size="11pt" fo:letter-spacing="normal" fo:font-style="normal" fo:font-weight="bold" officeooo:rsid="00980b55" style:font-size-asian="11pt" style:font-weight-asian="bold" style:font-size-complex="11pt" style:font-weight-complex="bold"/>
    </style:style>
    <style:style style:name="T96" style:family="text">
      <style:text-properties officeooo:rsid="0037fed6"/>
    </style:style>
    <style:style style:name="T97" style:family="text">
      <style:text-properties officeooo:rsid="003c382b"/>
    </style:style>
    <style:style style:name="T98" style:family="text">
      <style:text-properties officeooo:rsid="003c465f"/>
    </style:style>
    <style:style style:name="T99" style:family="text">
      <style:text-properties officeooo:rsid="0027c95e"/>
    </style:style>
    <style:style style:name="T100" style:family="text">
      <style:text-properties officeooo:rsid="00494bf9"/>
    </style:style>
    <style:style style:name="T101" style:family="text">
      <style:text-properties officeooo:rsid="004c8103"/>
    </style:style>
    <style:style style:name="T102" style:family="text">
      <style:text-properties style:font-name="Ubuntu Mono" fo:font-weight="bold" officeooo:rsid="004c8103" style:font-weight-asian="bold" style:font-weight-complex="bold"/>
    </style:style>
    <style:style style:name="T103" style:family="text">
      <style:text-properties style:font-name="Ubuntu Mono" fo:font-weight="bold" officeooo:rsid="0051be3c" style:font-weight-asian="bold" style:font-weight-complex="bold"/>
    </style:style>
    <style:style style:name="T104" style:family="text">
      <style:text-properties officeooo:rsid="004e2c04"/>
    </style:style>
    <style:style style:name="T105" style:family="text">
      <style:text-properties officeooo:rsid="0030af61"/>
    </style:style>
    <style:style style:name="T106" style:family="text">
      <style:text-properties officeooo:rsid="00319152"/>
    </style:style>
    <style:style style:name="T107" style:family="text">
      <style:text-properties officeooo:rsid="0024b437"/>
    </style:style>
    <style:style style:name="T108" style:family="text">
      <style:text-properties officeooo:rsid="004ea1b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23">RDE</text:span>. IES Haría</text:p>
      <text:p text:style-name="P33">UT<text:span text:style-name="T23">7</text:span>. Actividad <text:span text:style-name="T96">de Recuperación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96">Prueba </text:span>Práctica</text:p>
      <text:p text:style-name="P11">Capa de aplicación</text:p>
      <text:p text:style-name="P9"/>
      <text:p text:style-name="P9"/>
      <text:p text:style-name="P8"/>
      <text:p text:style-name="P8"/>
      <text:p text:style-name="P8"/>
      <text:h text:style-name="P56" text:outline-level="2">FTP</text:h>
      <text:p text:style-name="P34"/>
      <text:p text:style-name="P13"><text:span text:style-name="T38">Utilizando la utilidad </text:span><text:span text:style-name="T30">ftp</text:span><text:span text:style-name="T38"> o </text:span><text:span text:style-name="T30">lftp</text:span><text:span text:style-name="T38"> r</text:span>ealiza las siguientes acciones <text:span text:style-name="T38">e indica, en cada apartado, los comandos ejecutados. Comprueba en cada caso que el resultado es el esperado y </text:span><text:span text:style-name="T18">no olvides que tienes que incluir </text:span><text:span text:style-name="T14">todos los comandos ejecutados </text:span><text:span text:style-name="T19">y el resultado de la ejecución de los mismos</text:span><text:span text:style-name="T38"> (por supuesto en el mismo orden que los ejecutas)</text:span>: </text:p>
      <text:p text:style-name="P13"/>
      <text:p text:style-name="P16"><text:span text:style-name="T23">1</text:span>) <text:span text:style-name="T28"><text:s/>Conecta al servidor </text:span><text:span text:style-name="T8">nas</text:span><text:span text:style-name="T28"> de clase por </text:span><text:span text:style-name="T8">ftp</text:span><text:span text:style-name="T28"> utilizando el usuario </text:span><text:span text:style-name="T8">generico</text:span><text:span text:style-name="T28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7"/>
          </table:table-cell>
        </table:table-row>
      </table:table>
      <text:p text:style-name="P16"/>
      <text:p text:style-name="P22">2) Accede a la carpeta <text:span text:style-name="T29">intercambio </text:span><text:span text:style-name="T25">y una vez dentro a</text:span>ccede a la carpeta <text:span text:style-name="T34">recuperacion-</text:span><text:span text:style-name="T31">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8"/>
          </table:table-cell>
        </table:table-row>
      </table:table>
      <text:p text:style-name="P32"/>
      <text:p text:style-name="P22"/>
      <text:p text:style-name="P23"><text:span text:style-name="T100">3</text:span>) Crea dentro de esta la carpeta <text:span text:style-name="T17">nombre</text:span> donde <text:span text:style-name="T17">nombre</text:span> <text:span text:style-name="T97">es </text:span>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8"/>
          </table:table-cell>
        </table:table-row>
      </table:table>
      <text:p text:style-name="P23"/>
      <text:p text:style-name="P26"><text:span text:style-name="T100">4</text:span>) <text:span text:style-name="T99">Crea </text:span><text:span text:style-name="T10">localmente</text:span><text:span text:style-name="T99"> en tu equipo la carpeta de nombre </text:span><text:span text:style-name="T34">recuperacion-</text:span><text:span text:style-name="T32">local</text:span><text:span text:style-name="T99"> en tu carpeta de usuario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9"/>
          </table:table-cell>
        </table:table-row>
      </table:table>
      <text:p text:style-name="P24"/>
      <text:p text:style-name="P17"/>
      <text:p text:style-name="P20"><text:span text:style-name="T100">5</text:span>) <text:span text:style-name="T39">Crea </text:span><text:span text:style-name="T15">dentro de tu carpeta</text:span><text:span text:style-name="T39"> en el </text:span><text:span text:style-name="T11">servidor</text:span><text:span text:style-name="T39"> una carpeta que se llame <text:s/></text:span><text:span text:style-name="T34">practica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8"/>
          </table:table-cell>
        </table:table-row>
      </table:table>
      <text:p text:style-name="P19"/>
      <text:p text:style-name="P18"/>
      <text:p text:style-name="P27"><text:span text:style-name="T100">6</text:span>) <text:span text:style-name="T98">Crea localmente la carpeta </text:span><text:span text:style-name="T34">temp</text:span><text:span text:style-name="T98"> dentro de la carpeta </text:span><text:span text:style-name="T34">recuperacion</text:span><text:span text:style-name="T32">-local</text:span><text:span text:style-name="T98"> y accede a ella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1"/>
          </table:table-cell>
        </table:table-row>
      </table:table>
      <text:p text:style-name="P20"/>
      <text:p text:style-name="P6"/>
      <text:p text:style-name="P14"><text:span text:style-name="T100">7) Utilizando el comando touch crea localmente, en la carpeta </text:span><text:span text:style-name="T34">temp</text:span><text:span text:style-name="T40">, tres ficheros con los nombre </text:span><text:span text:style-name="T34">ut3-a1.</text:span><text:span text:style-name="T33">txt, </text:span><text:span text:style-name="T34">ut7-a7.odt</text:span><text:span text:style-name="T33">.doc y </text:span><text:span text:style-name="T34">ut5-a5</text:span><text:span text:style-name="T33">.odt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5"/>
          </table:table-cell>
        </table:table-row>
      </table:table>
      <text:p text:style-name="P13"/>
      <text:p text:style-name="P43"><text:span text:style-name="T100">8</text:span>) <text:span text:style-name="T101">Haz una </text:span><text:span text:style-name="T12">captura de pantalla</text:span><text:span text:style-name="T101"> en la que se muestra como ejecutas el comando anterior y guárdala con el nombre </text:span><text:span text:style-name="T34">captura_touch.png</text:span><text:span text:style-name="T101"> en la carpeta </text:span><text:span text:style-name="T34">temp</text:span><text:span text:style-name="T101"> local.</text:span></text:p>
      <text:p text:style-name="P43"/>
      <text:p text:style-name="P43"><text:span text:style-name="T101">9) Sube los cuatro archivos a la carpeta </text:span><text:span text:style-name="T34">practicas</text:span><text:span text:style-name="T98"> del servidor.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5"/>
          </table:table-cell>
        </table:table-row>
      </table:table>
      <text:p text:style-name="P13"/>
      <text:p text:style-name="P15"><text:span text:style-name="T101">10)</text:span> Elimina todos los <text:span text:style-name="T7">archivos</text:span> y <text:span text:style-name="T7">carpetas</text:span> que crea<text:span text:style-name="T101">ste</text:span> en el <text:span text:style-name="T36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6"/>
          </table:table-cell>
        </table:table-row>
      </table:table>
      <text:p text:style-name="P21"/>
      <text:p text:style-name="P12"><text:span text:style-name="T101">11</text:span>) Cierra la conexión con el comando <text:span text:style-name="T29">close</text:span><text:span text:style-name="T7"> </text:span>y ejecuta <text:span text:style-name="T29">exit</text:span><text:span text:style-name="T7"> </text:span><text:span text:style-name="T37">(o </text:span><text:span text:style-name="T35">quit</text:span><text:span text:style-name="T37">)</text:span><text:span text:style-name="T9"> </text:span>para salir del <text:span text:style-name="T37">programa </text:span>cliente de FTP<text:span text:style-name="T7">.</text:span></text:p>
      <text:p text:style-name="P28"/>
      <text:p text:style-name="P30">DNS</text:p>
      <text:p text:style-name="P29"/>
      <text:p text:style-name="P25"><text:soft-page-break/>Utilizando la utilidad <text:span text:style-name="T29">dig</text:span> inserta los <text:span text:style-name="T13">comandos</text:span> y el <text:span text:style-name="T13">resultado</text:span> para realizar las siguientes acciones</text:p>
      <text:p text:style-name="P25"/>
      <text:p text:style-name="P54"><text:span text:style-name="T68">1</text:span><text:span text:style-name="T69">) Determina los </text:span><text:span text:style-name="T92">nombres de los servidores DNS</text:span><text:span text:style-name="T69"> del dominio </text:span><text:span text:style-name="T65">centos.org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0"/>
          </table:table-cell>
        </table:table-row>
      </table:table>
      <text:p text:style-name="P1"/>
      <text:p text:style-name="P55"><text:span text:style-name="T45">2</text:span><text:span text:style-name="T41">) </text:span><text:span text:style-name="T50">Obtén la </text:span><text:span text:style-name="T88">dirección IP</text:span><text:span text:style-name="T50"> de </text:span><text:span text:style-name="T58">centos</text:span><text:span text:style-name="T60">.org</text:span><text:span text:style-name="T50"> </text:span><text:span text:style-name="T41">haciendo la consulta a</text:span><text:span text:style-name="T52"> </text:span><text:span text:style-name="T53">uno de los servidores de DNS </text:span><text:span text:style-name="T54">OpenDNS</text:span><text:span text:style-name="T53"> </text:span><text:span text:style-name="T41"><text:s/></text:span><text:span text:style-name="T51">(</text:span><text:span text:style-name="T61">208.67.22</text:span><text:span text:style-name="T62">0</text:span><text:span text:style-name="T61">.22</text:span><text:span text:style-name="T62">0</text:span><text:span text:style-name="T51">) 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9"/>
          </table:table-cell>
        </table:table-row>
      </table:table>
      <text:p text:style-name="P55"><text:span text:style-name="T56"/></text:p>
      <text:p text:style-name="P61"><text:span text:style-name="T71">3</text:span><text:span text:style-name="T72">) </text:span><text:span text:style-name="T75">Obtén, </text:span><text:span text:style-name="T76">en formato corto,</text:span><text:span text:style-name="T77"> l</text:span><text:span text:style-name="T78">os</text:span><text:span text:style-name="T77"> </text:span><text:span text:style-name="T93">nombre</text:span><text:span text:style-name="T77"> y la </text:span><text:span text:style-name="T93">dirección</text:span><text:span text:style-name="T94">es</text:span><text:span text:style-name="T93"> </text:span><text:span text:style-name="T95">IP</text:span><text:span text:style-name="T75"> </text:span><text:span text:style-name="T77">del ordenador/</text:span><text:span text:style-name="T68">es</text:span><text:span text:style-name="T77"> al que se mandan los correos que se enví</text:span><text:span text:style-name="T75">a</text:span><text:span text:style-name="T77">n a</text:span><text:span text:style-name="T68">l dominio </text:span><text:span text:style-name="T65">centos</text:span><text:span text:style-name="T67">.</text:span><text:span text:style-name="T66">com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0"/>
          </table:table-cell>
        </table:table-row>
      </table:table>
      <text:p text:style-name="P3"/>
      <text:p text:style-name="P2"><text:span text:style-name="T46">4</text:span><text:span text:style-name="T42">) </text:span><text:span text:style-name="T41">Obtén, </text:span><text:span text:style-name="T45">en </text:span><text:span text:style-name="T84">formato corto</text:span><text:span text:style-name="T45">,</text:span><text:span text:style-name="T41"> el </text:span><text:span text:style-name="T83">equipo al que está redirigido</text:span><text:span text:style-name="T41"> </text:span><text:span text:style-name="T42">el nombre</text:span><text:span text:style-name="T41"> </text:span><text:span text:style-name="T55">www.</text:span><text:span text:style-name="T58">microsoft.com</text:span><text:span text:style-name="T41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0"/>
          </table:table-cell>
        </table:table-row>
      </table:table>
      <text:p text:style-name="P4"/>
      <text:p text:style-name="P60"><text:span text:style-name="T46">5</text:span><text:span text:style-name="T42">) </text:span><text:span text:style-name="T49">Obtén, en </text:span><text:span text:style-name="T87">formato corto</text:span><text:span text:style-name="T49">, a</text:span><text:span text:style-name="T48"> qué </text:span><text:span text:style-name="T86">nombre</text:span><text:span text:style-name="T48"> está apuntando la dirección </text:span><text:span text:style-name="T58">24.129.137.242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0"/>
          </table:table-cell>
        </table:table-row>
      </table:table>
      <text:p text:style-name="P5"/>
      <text:p text:style-name="P31"><text:span text:style-name="T104">DHCP</text:span></text:p>
      <text:p text:style-name="P7"/>
      <text:p text:style-name="P44"><text:span text:style-name="T23">1</text:span>) <text:span text:style-name="T105">Inicia Wireshark con privilegios de administrador y pon a capturar paquetes la tarjeta de red por la que accedes a la red local (normalmente eth0)</text:span></text:p>
      <text:p text:style-name="P44"/>
      <text:p text:style-name="P52">$ <text:span text:style-name="T105">sudo wireshark</text:span></text:p>
      <text:p text:style-name="P52"/>
      <text:p text:style-name="P45"><text:span text:style-name="T104">2</text:span>) Vamos a liberar la configuración de red que actualmente t<text:span text:style-name="T104">ienes en tu equipo. Inserta el comando que ejecutas: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7"/>
          </table:table-cell>
        </table:table-row>
      </table:table>
      <text:p text:style-name="P48"/>
      <text:p text:style-name="P53"/>
      <text:p text:style-name="P45"><text:span text:style-name="T104">3</text:span>) Solicita una nueva configuración de red al servidor de DHCP. <text:span text:style-name="T104">Inserta el comando que ejecutas</text:span>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7"/>
          </table:table-cell>
        </table:table-row>
      </table:table>
      <text:p text:style-name="P50"><text:span text:style-name="T16"/></text:p>
      <text:p text:style-name="P50"><text:span text:style-name="T24">4</text:span><text:span text:style-name="T27">) Detén en Wireshark la captura de paquetes. </text:span><text:span text:style-name="T24">Filtra los resultados para que sólo se muestren en Wireshark los paquetes del protocolo DHCP. ¿Qué valor tienes que introducir en el campo de filtro?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7"/>
          </table:table-cell>
        </table:table-row>
      </table:table>
      <text:p text:style-name="P48"><text:span text:style-name="T24"/></text:p>
      <text:p text:style-name="P47"><text:span text:style-name="T108">5</text:span>) <text:span text:style-name="T106">Localiza en Wireshark el paquete que envía tu equipo para solicitar al servidor liberar la configuración de red. Inserta una captura de pantalla en la que se destaque:</text:span></text:p>
      <text:list xml:id="list8945731919223920274" text:style-name="L2">
        <text:list-item>
          <text:p text:style-name="P46">El tipo de mensaje DHCP enviado.</text:p>
        </text:list-item>
        <text:list-item>
          <text:p text:style-name="P46">El protocolo de la capa de transporte utilizados.</text:p>
        </text:list-item>
        <text:list-item>
          <text:p text:style-name="P46"><text:span text:style-name="T13">Los puertos de cliente y servidor de la capa de cliente.</text:span></text:p>
        </text:list-item>
      </text:list>
      <table:table table:name="Tabla18" table:style-name="Tabla18">
        <table:table-column table:style-name="Tabla18.A"/>
        <table:table-row>
          <table:table-cell table:style-name="Tabla18.A1" office:value-type="string">
            <text:p text:style-name="P58"/>
          </table:table-cell>
        </table:table-row>
      </table:table>
      <text:list xml:id="list140513761157940" text:continue-numbering="true" text:style-name="L2">
        <text:list-header>
          <text:p text:style-name="P49"><text:span text:style-name="T20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4c8103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R</text:span><text:span text:style-name="MT4">2. </text:span><text:span text:style-name="MT3">Recuperación. </text:span><text:span text:style-name="MT4">Prueba práctica. Capa de aplicación </text:span><text:span text:style-name="MT5"><text:tab/></text:span><text:span text:style-name="MT6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06-10-17T21:47:29</meta:creation-date>
    <dc:date>2015-06-11T14:05:12.595941272</dc:date>
    <meta:print-date>2006-12-12T00:09:40</meta:print-date>
    <dc:language>es-ES</dc:language>
    <meta:editing-cycles>85</meta:editing-cycles>
    <meta:editing-duration>P1DT5H35M13S</meta:editing-duration>
    <meta:document-statistic meta:table-count="18" meta:image-count="1" meta:object-count="0" meta:page-count="3" meta:paragraph-count="36" meta:word-count="509" meta:character-count="2995" meta:non-whitespace-character-count="2517"/>
    <meta:user-defined meta:name="Info 1"/>
    <meta:user-defined meta:name="Info 2"/>
    <meta:user-defined meta:name="Info 3"/>
    <meta:user-defined meta:name="Info 4"/>
  </office:meta>
</office:document-meta>
</file>